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fo:font-size="12pt" officeooo:rsid="00057367" officeooo:paragraph-rsid="00057367" style:font-size-asian="10.5pt" style:font-size-complex="12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616c2" style:font-size-asian="13pt" style:font-style-asian="italic" style:font-weight-asian="normal" style:font-size-complex="13pt" style:font-style-complex="italic" style:font-weight-complex="normal"/>
    </style:style>
    <style:style style:name="P5" style:family="paragraph" style:parent-style-name="Footnote">
      <style:text-properties fo:font-size="10pt" officeooo:rsid="000bbb65" officeooo:paragraph-rsid="000bbb65" style:font-size-asian="10pt" style:font-size-complex="10pt"/>
    </style:style>
    <style:style style:name="P6" style:family="paragraph" style:parent-style-name="Standard">
      <style:paragraph-properties fo:line-height="150%" fo:text-align="justify" style:justify-single-word="false"/>
      <style:text-properties fo:font-variant="normal" fo:text-transform="none" style:font-name="Times New Roman1" fo:font-size="12pt" officeooo:rsid="001b235e" officeooo:paragraph-rsid="000616c2" style:font-size-asian="10.5pt" style:font-size-complex="12pt"/>
    </style:style>
    <style:style style:name="P7"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8"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4c1b7" officeooo:paragraph-rsid="00253ae1" style:font-size-asian="10pt" style:font-size-complex="10pt"/>
    </style:style>
    <style:style style:name="P9"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13" style:family="paragraph" style:parent-style-name="Footnote">
      <style:text-properties officeooo:rsid="0029d754" officeooo:paragraph-rsid="0029d754"/>
    </style:style>
    <style:style style:name="P14" style:family="paragraph" style:parent-style-name="Footer">
      <style:paragraph-properties fo:text-align="end" style:justify-single-word="false"/>
      <style:text-properties fo:font-size="10pt" style:font-size-asian="10pt" style:font-size-complex="10pt"/>
    </style:style>
    <style:style style:name="T1" style:family="text">
      <style:text-properties officeooo:rsid="0007a542"/>
    </style:style>
    <style:style style:name="T2" style:family="text">
      <style:text-properties officeooo:rsid="000b46a5"/>
    </style:style>
    <style:style style:name="T3" style:family="text">
      <style:text-properties officeooo:rsid="000b695d"/>
    </style:style>
    <style:style style:name="T4" style:family="text">
      <style:text-properties style:font-name="Times New Roman1"/>
    </style:style>
    <style:style style:name="T5" style:family="text">
      <style:text-properties style:font-name="Times New Roman1" officeooo:rsid="000b695d"/>
    </style:style>
    <style:style style:name="T6" style:family="text">
      <style:text-properties style:font-name="Times New Roman1" officeooo:rsid="000bbb65"/>
    </style:style>
    <style:style style:name="T7" style:family="text">
      <style:text-properties style:font-name="Times New Roman1" officeooo:rsid="000ecb7c"/>
    </style:style>
    <style:style style:name="T8" style:family="text">
      <style:text-properties style:font-name="Times New Roman1" officeooo:rsid="000f00c3"/>
    </style:style>
    <style:style style:name="T9" style:family="text">
      <style:text-properties style:font-name="Times New Roman1" officeooo:rsid="0010eea7"/>
    </style:style>
    <style:style style:name="T10" style:family="text">
      <style:text-properties style:font-name="Times New Roman1" officeooo:rsid="0012427d"/>
    </style:style>
    <style:style style:name="T11" style:family="text">
      <style:text-properties style:font-name="Times New Roman1" officeooo:rsid="001257cb"/>
    </style:style>
    <style:style style:name="T12" style:family="text">
      <style:text-properties style:font-name="Times New Roman1" officeooo:rsid="0013d2fa"/>
    </style:style>
    <style:style style:name="T13" style:family="text">
      <style:text-properties style:font-name="Times New Roman1" officeooo:rsid="0014c1b7"/>
    </style:style>
    <style:style style:name="T14" style:family="text">
      <style:text-properties style:font-name="Times New Roman1" officeooo:rsid="00162b4e"/>
    </style:style>
    <style:style style:name="T15" style:family="text">
      <style:text-properties style:font-name="Times New Roman1" officeooo:rsid="0017e278"/>
    </style:style>
    <style:style style:name="T16" style:family="text">
      <style:text-properties style:font-name="Times New Roman1" officeooo:rsid="00182558"/>
    </style:style>
    <style:style style:name="T17" style:family="text">
      <style:text-properties style:font-name="Times New Roman1" officeooo:rsid="00186e00"/>
    </style:style>
    <style:style style:name="T18" style:family="text">
      <style:text-properties style:font-name="Times New Roman1" officeooo:rsid="00197a3f"/>
    </style:style>
    <style:style style:name="T19" style:family="text">
      <style:text-properties style:font-name="Times New Roman1" officeooo:rsid="001b235e"/>
    </style:style>
    <style:style style:name="T20" style:family="text">
      <style:text-properties style:font-name="Times New Roman1" officeooo:rsid="001bfb58"/>
    </style:style>
    <style:style style:name="T21" style:family="text">
      <style:text-properties style:font-name="Times New Roman1" officeooo:rsid="001c116a"/>
    </style:style>
    <style:style style:name="T22" style:family="text">
      <style:text-properties style:font-name="Times New Roman1" officeooo:rsid="001d482f"/>
    </style:style>
    <style:style style:name="T23" style:family="text">
      <style:text-properties style:font-name="Times New Roman1" officeooo:rsid="001f3e9a"/>
    </style:style>
    <style:style style:name="T24" style:family="text">
      <style:text-properties style:font-name="Times New Roman1" officeooo:rsid="001f8ebf"/>
    </style:style>
    <style:style style:name="T25" style:family="text">
      <style:text-properties style:font-name="Times New Roman1" officeooo:rsid="001f942f"/>
    </style:style>
    <style:style style:name="T26" style:family="text">
      <style:text-properties style:font-name="Times New Roman1" officeooo:rsid="00230d2f"/>
    </style:style>
    <style:style style:name="T27" style:family="text">
      <style:text-properties style:font-name="Times New Roman1" officeooo:rsid="00236c73"/>
    </style:style>
    <style:style style:name="T28" style:family="text">
      <style:text-properties style:font-name="Times New Roman1" officeooo:rsid="00253ae1"/>
    </style:style>
    <style:style style:name="T29" style:family="text">
      <style:text-properties style:font-name="Times New Roman1" fo:font-style="italic" officeooo:rsid="00144a0d" style:font-style-asian="italic" style:font-style-complex="italic"/>
    </style:style>
    <style:style style:name="T30" style:family="text">
      <style:text-properties style:font-name="Times New Roman1" fo:font-style="normal" officeooo:rsid="00253ae1" style:font-style-asian="normal" style:font-style-complex="normal"/>
    </style:style>
    <style:style style:name="T31" style:family="text">
      <style:text-properties style:font-name="Times New Roman1" officeooo:rsid="00272b54"/>
    </style:style>
    <style:style style:name="T32" style:family="text">
      <style:text-properties style:font-name="Times New Roman1" officeooo:rsid="002c2250"/>
    </style:style>
    <style:style style:name="T33" style:family="text">
      <style:text-properties fo:font-style="italic" style:font-style-asian="italic" style:font-style-complex="italic"/>
    </style:style>
    <style:style style:name="T34" style:family="text">
      <style:text-properties fo:font-style="italic" officeooo:rsid="00144a0d" style:font-style-asian="italic" style:font-style-complex="italic"/>
    </style:style>
    <style:style style:name="T35" style:family="text">
      <style:text-properties fo:font-style="normal" officeooo:rsid="00144a0d" style:font-style-asian="normal" style:font-style-complex="normal"/>
    </style:style>
    <style:style style:name="T36" style:family="text">
      <style:text-properties officeooo:rsid="0027e9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évêque</text:p>
      <text:p text:style-name="P2"/>
      <text:p text:style-name="P2"/>
      <text:p text:style-name="P2"/>
      <text:p text:style-name="P4">Le sacre</text:p>
      <text:p text:style-name="P3"/>
      <text:p text:style-name="P3"/>
      <text:p text:style-name="P3"><text:tab/>L'évêque est un <text:span text:style-name="T1">membre</text:span> de l'Église chrétienne qui <text:span text:style-name="T1">exerce son</text:span> autorité sur une communauté ou un territoire. <text:span text:style-name="T1">Il est ordonné par un ou plusieurs évêques, eux-mêmes issus d'une longue et prestigieuse chaîne d'ordonnateurs qui théoriquement remonte jusqu'aux apôtres du Christ. L'origine apostolique de leur autorité religieuse, qui en fait les représentants directs du Christ sur terre, confère aux évêques une position éminente au sein de l'Église et une légitimité indiscutable.</text:span></text:p>
      <text:p text:style-name="P3"><text:tab/><text:span text:style-name="T2">Dans le roman de Joseph d'Arimathie, la figure de l'évêque est incarnée par Josephé. Dans les années qui suivirent la Passion du Christ, le Seigneur fait savoir à Joseph qu'il consacrera lui-même son fils pour en faire le premier évêque de l'Église chrétienne.</text:span></text:p>
      <text:p text:style-name="P3"/>
      <text:p text:style-name="P3"><text:tab/><text:span text:style-name="T3">Alors qu'il tente de reconstituer la descendance littéraire des écrits de deux évêques du XI</text:span><text:span text:style-name="T5">e qui ont eu selon lui une influence notable dans l'émergence du modèle tri-fonctionnel au sein de la société médiévale, Georges Duby insiste sur l'importance de la cérémonie qui f</text:span><text:span text:style-name="T6">era</text:span><text:span text:style-name="T5">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5"><text:note text:id="ftn1" text:note-class="footnote"><text:note-citation>1</text:note-citation><text:note-body><text:p text:style-name="P5">Georges Duby, <text:span text:style-name="T33">Les trois ordres ou l'imaginaire du féodalisme</text:span>, in <text:span text:style-name="T33">Féodalité</text:span>, Gallimard, Paris, 1996, p. 471</text:p></text:note-body></text:note></text:span><text:span text:style-name="T5"> ». </text:span><text:span text:style-name="T7">Aussi, peut-on imaginer rituel plus </text:span><text:span text:style-name="T9">édifiant</text:span><text:span text:style-name="T7"> que celui du sacre de Josephé ? À la lecture de cet épisode, on est frappé par la profusion, la violence </text:span><text:span text:style-name="T8">et</text:span><text:span text:style-name="T7"> la </text:span><text:span text:style-name="T8">profondeur </text:span><text:span text:style-name="T7">symbolique </text:span><text:span text:style-name="T9">des images</text:span><text:span text:style-name="T7">.</text:span></text:p>
      <text:p text:style-name="P3"><text:span text:style-name="T7"><text:tab/></text:span><text:span text:style-name="T10">La description de cette cérémonie est minutieusement détaillée par l'auteur qui n'hésite pas à y consacrer de nombreuses pages. Le sacre de Josephé se déploie sur </text:span><text:span text:style-name="T23">vingt-trois</text:span><text:span text:style-name="T10"> paragraphes </text:span><text:span text:style-name="T13">qui</text:span><text:span text:style-name="T10"> donnent à cet épisode une véritable ampleur </text:span><text:span text:style-name="T12">narrative</text:span><text:span text:style-name="T10">. C'est que le sacre de Josephé est un point culminant du roman : </text:span><text:span text:style-name="T11">sous l'autorité suprême du Seigneur, un homme </text:span><text:span text:style-name="T12">élu </text:span><text:span text:style-name="T11">est initié aux mystères chrétiens dans le but </text:span><text:span text:style-name="T25">de guider</text:span><text:span text:style-name="T11"> la </text:span><text:soft-page-break/><text:span text:style-name="T11">chrétienté naissante vers le salut</text:span><text:span text:style-name="T10">. </text:span><text:span text:style-name="T11">Car en effet, si Joseph est à l'origine de ce grand mouvement religieux dont le Graal est </text:span><text:span text:style-name="T12">le lumineux emblème</text:span><text:span text:style-name="T11">, c'est son fils Josephé qui le conduira à son terme.</text:span></text:p>
      <text:p text:style-name="P3"/>
      <text:p text:style-name="P7"><text:span text:style-name="T4"><text:tab/>Alors que Joseph et ses compagnons se rassemblent autour de l'arche </text:span><text:span text:style-name="T15">du Graal</text:span><text:span text:style-name="T4"> pour prier, le sol se met à trembler, le Esprit </text:span><text:span text:style-name="T15">Saint</text:span><text:span text:style-name="T4"> descend du ciel sous la forme du feu et un puissant souffle </text:span><text:span text:style-name="T15">odorant</text:span><text:span text:style-name="T4"> se </text:span><text:span text:style-name="T15">propage</text:span><text:span text:style-name="T4"> sur la terre. </text:span><text:span text:style-name="T14">L</text:span><text:span text:style-name="T4">e Seigneur s'adresse aux hommes, les introduit à la religion chrétienne </text:span><text:span text:style-name="T14">et consacre leur nouveau chef Josephé </text:span><text:span text:style-name="T15">(§50)</text:span><text:span text:style-name="T14">. </text:span><text:span text:style-name="T15">Il ordonne ensuite à ce dernier d'ouvrir l'arche. Josephé y découvre </text:span><text:span text:style-name="T17">un homme</text:span><text:span text:style-name="T15"> vêtu d'une tunique rouge, les pieds et les mains rouges également. Autour d</text:span><text:span text:style-name="T17">e cet homme</text:span><text:span text:style-name="T15"> se tiennent cinq anges aux ailes enflammées tenant entre leurs mains les instruments ensanglantés de la Passion : une grande croix, trois clous, une lance, une couverture et un fouet </text:span><text:span text:style-name="T16">(§52)</text:span><text:span text:style-name="T15">. </text:span><text:span text:style-name="T17">Subjugué par ce tableau, Josephé s'absorbe dans une profonde méditation. Réveillé par une voix il découvre l'homme crucifié sur la croix, la lance enfoncée dans le corps. De cette blessure coulait un ruisseau de sang et d'eau jusque dans l'écuelle placée </text:span><text:span text:style-name="T18">à ses</text:span><text:span text:style-name="T17"> pieds (§53). </text:span><text:span text:style-name="T18">Persuadé que ce dernier est sur le point de tomber, Josephé tente de pénétrer à l'intérieur de l'arche pour le relever mais il est maintenu en respect à l'extérieur par les anges alors armés d'épées.</text:span></text:p>
      <text:p text:style-name="P7"><text:span text:style-name="T18"><text:tab/>S'ensuit une longue procession d'anges sortant de l'arche et munis d'une multitude d'objets : un vase rempli d'eau, un aspersoir, des vases d'or, des encensoirs d'or, l'écuelle posée sur un drap vert, un sceptre, une épée au pommeau d'or, des cierges </text:span><text:span text:style-name="T20">(§55)</text:span><text:span text:style-name="T18">. Enfin, le Christ sort de l'arche, vêtu tel un prêtre. </text:span><text:span text:style-name="T19">En tête de la procession, un ange asperge d'eau les chrétiens pendant que le Christ enseigne à Josephé la vertu purificatrice du baptême </text:span><text:span text:style-name="T20">(§57)</text:span><text:span text:style-name="T19">.</text:span></text:p>
      <text:p text:style-name="P6"/>
      <text:p text:style-name="P7"><text:span text:style-name="T19"><text:tab/></text:span><text:span text:style-name="T21">Josephé reçoit l'onction sacrée de la main du Seigneur, la même onction que recevront par suite tous les rois de Grande Bretagne jusqu'à Uterpandragon (§59). Le Seigneur poursuit en expliquant la signification des habits que Josephé devra porter en tant qu'évêque. </text:span><text:span text:style-name="T26">Chacun de ces habits</text:span><text:span text:style-name="T21"> symbolis</text:span><text:span text:style-name="T26">e</text:span><text:span text:style-name="T21"> une vertu essentielle : piété, chasteté, virginité, humilité, patience, droiture, abstinence, obéissance, charité, vengeance, miséricorde, mariage et confession (§60-66).</text:span></text:p>
      <text:p text:style-name="P7"><text:span text:style-name="T21"><text:tab/>Enfin, malgré </text:span><text:span text:style-name="T26">une certaine</text:span><text:span text:style-name="T21"> ré</text:span><text:span text:style-name="T24">pugnance</text:span><text:span text:style-name="T21">, Josephé démembre le corps d'un enfant et </text:span><text:span text:style-name="T22">communie (§69)</text:span><text:span text:style-name="T21">. À leur tour, les anges communient et s'en retournent munis de leurs </text:span><text:span text:style-name="T24">différents </text:span><text:span text:style-name="T21">ustensiles </text:span><text:span text:style-name="T24">qu'ils déposent sur l'autel à l'intérieur de l'arche</text:span><text:span text:style-name="T21"> </text:span><text:span text:style-name="T22">(§70)</text:span><text:span text:style-name="T21">.</text:span></text:p>
      <text:p text:style-name="P7"><text:soft-page-break/></text:p>
      <text:p text:style-name="P7"><text:span text:style-name="T21"><text:tab/></text:span><text:span text:style-name="T27">L'incroyable puissance visuelle de cette scène renforce à son tour la puissance du message qu'elle véhicule : Josephé </text:span><text:span text:style-name="T31">est digne de recevoir</text:span><text:span text:style-name="T27"> l'honneur suprême et </text:span><text:span text:style-name="T31">est appelé à devenir</text:span><text:span text:style-name="T27"> le chef spirituel de toute la société chrétienne. </text:span><text:span text:style-name="T31">I</text:span><text:span text:style-name="T27">l a pour mission de guider cette société tout en établissant les bases du clergé. </text:span><text:span text:style-name="T31">E</text:span><text:span text:style-name="T28">n effet, </text:span><text:span text:style-name="T31">comme la </text:span><text:span text:style-name="T32">juste </text:span><text:span text:style-name="T31">contrepartie d'une telle reconnaissance, c'est</text:span><text:span text:style-name="T28"> une lourde responsabilité qui lui incombe et que lui rappelle le Seigneur </text:span><text:span text:style-name="T31">au moment</text:span><text:span text:style-name="T28"> du sacre :</text:span></text:p>
      <text:p text:style-name="P7"/>
      <text:p text:style-name="P8"><text:span text:style-name="T30">« </text:span><text:span text:style-name="T35">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text:span text:style-name="T34"> (</text:span><text:span text:style-name="T29">§</text:span><text:span text:style-name="T34">50)</text:span></text:p>
      <text:p text:style-name="P9"/>
      <text:p text:style-name="P10"><text:tab/><text:span text:style-name="T36">C'est à lui et à lui seul désormais de convertir au christianisme les territoires étrangers et d'ordonner les nouveaux évêques qui porteront, comme lui, le message évangélique et établiront le ministère de l'Église à travers le monde.</text:span></text:p>
      <text:p text:style-name="P10"/>
      <text:p text:style-name="P10"><text:span text:style-name="T36"><text:tab/>Georges Duby nous rappelle que ce pouvoir sacramentaire était le privilège des évêques, que ces derniers étai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36"><text:note text:id="ftn0" text:note-class="footnote"><text:note-citation>2</text:note-citation><text:note-body><text:p text:style-name="P13">Ibid., p. 471</text:p></text:note-body></text:note></text:span><text:span text:style-name="T36"> ». « Gestes », « formules » ; puissance des actes, éloquence des mots. Le personnage de Josephé multiplie tout au long de l'aventure les démonstrations de l'autorité du Seigneur dont il n'est que le représentant sur terre. Il est doué de science et de puissance.</text:span></text:p>
      <text:p text:style-name="P10"/>
      <text:p text:style-name="P10"/>
      <text:p text:style-name="P12">La science</text:p>
      <text:p text:style-name="P11"/>
      <text:p text:style-name="P11"><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12T19:27:31.457754399</dc:date>
    <dc:creator>Gauthier </dc:creator>
    <meta:editing-duration>PT6H32M48S</meta:editing-duration>
    <meta:editing-cycles>29</meta:editing-cycles>
    <meta:generator>LibreOffice/4.2.8.2$Linux_X86_64 LibreOffice_project/420m0$Build-2</meta:generator>
    <meta:document-statistic meta:table-count="0" meta:image-count="0" meta:object-count="0" meta:page-count="4" meta:paragraph-count="19" meta:word-count="1127" meta:character-count="6789" meta:non-whitespace-character-count="5668"/>
  </office:meta>
</office:document-meta>
</file>